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_220_berschrift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Hersteller</text:p>
          </table:table-cell>
          <table:table-cell office:value-type="string" table:style-name="ce2">
            <text:p>Routername</text:p>
          </table:table-cell>
          <table:table-cell office:value-type="string" table:style-name="ce2">
            <text:p>Hardwareversion</text:p>
          </table:table-cell>
          <table:table-cell office:value-type="string" table:style-name="ce2">
            <text:p>Unterstützu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710N<text:s/></text:p>
          </table:table-cell>
          <table:table-cell office:value-type="string" table:style-name="ce1">
            <text:p>alle 4 MB Versionen<text:s/>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740N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741N/ND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A750RE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A801N/ND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841N/ND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A860RE / TL-WA850RE / TL-WA830RE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A901N/ND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940N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941N/ND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WR1043N/ND<text:s/></text:p>
          </table:table-cell>
          <table:table-cell office:value-type="string" table:style-name="ce1">
            <text:p>V1 sowie V5<text:s/>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MR3020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P-Link<text:s/></text:p>
          </table:table-cell>
          <table:table-cell office:value-type="string" table:style-name="ce1">
            <text:p>TL-MR3220<text:s/></text:p>
          </table:table-cell>
          <table:table-cell office:value-type="string" table:style-name="ce1">
            <text:p>alle Versionen</text:p>
          </table:table-cell>
          <table:table-cell office:value-type="string" table:style-name="ce1">
            <text:p>Nicht mehr unterstützt, nur noch Bestandspflege bis zum Ausfall des jeweiligen Gerätes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rvin Schwarzer</meta:initial-creator>
    <dc:creator>Corvin Schwarzer</dc:creator>
    <meta:creation-date>2017-12-10T20:12:01Z</meta:creation-date>
    <dc:date>2017-12-10T20:27:48Z</dc:date>
    <meta:print-date>2017-12-10T20:26:50Z</meta:print-date>
    <meta:editing-duration>PT0S</meta:editing-duration>
  </office:meta>
</office:document-meta>
</file>